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gineWebResource.stripSlashes( String s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Desc.enable( String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Desc.method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gineWebResource.unregisterResource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gineWebResource.buildProcessResource( @ javax . ws . rs . core . Context UriInfo sub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gineWebResource.registerResource( 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gineWebResource.startRestfulServer( ServerLifecycle serverLifec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ourceDesc.toResource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gineWebResource.get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gineWebResource.stopRestfulSer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gineWebResource.getXHT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